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0.98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LIFO">
      <style:table-properties table:display="true" style:writing-mode="lr-tb"/>
    </style:style>
    <style:style style:name="ta3" style:family="table" style:master-page-name="PageStyle_5f_PMP">
      <style:table-properties table:display="true" style:writing-mode="lr-tb"/>
    </style:style>
    <style:style style:name="ta4" style:family="table" style:master-page-name="PageStyle_5f_HIFO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Good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3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3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/>
      </style:text-properties>
    </style:style>
    <style:style style:name="ce101" style:family="table-cell" style:parent-style-name="Good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 table:print-ranges="FIFO.A15:FIFO.P69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5" table:default-cell-style-name="ce37"/>
        <table:table-column table:style-name="co9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1" table:number-columns-repeated="16371" table:default-cell-style-name="ce37"/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1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49"/>
          <table:covered-table-cell table:style-name="ce65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 table:number-columns-repeated="10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2" office:value-type="string" calcext:value-type="string">
            <text:p>Empresa:</text:p>
          </table:table-cell>
          <table:table-cell table:style-name="ce58" office:value-type="string" calcext:value-type="string">
            <text:p>VIRGEN DEL CARMEN S.A.</text:p>
          </table:table-cell>
          <table:table-cell table:style-name="ce50" table:number-columns-repeated="3"/>
          <table:table-cell table:style-name="ce52" office:value-type="string" calcext:value-type="string">
            <text:p>Criterio:</text:p>
          </table:table-cell>
          <table:table-cell table:style-name="ce58"/>
          <table:table-cell table:style-name="ce50" table:number-columns-repeated="2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Mercancía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lazo de entrega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Referencia:</text:p>
          </table:table-cell>
          <table:table-cell table:style-name="ce59"/>
          <table:table-cell table:style-name="ce53" table:number-columns-repeated="2"/>
          <table:table-cell table:style-name="ce54"/>
          <table:table-cell table:style-name="ce53" office:value-type="string" calcext:value-type="string">
            <text:p>Stock de seguridad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Proveedor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unto de pedido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4" office:value-type="string" calcext:value-type="string" table:number-columns-spanned="2" table:number-rows-spanned="1">
            <text:p>FECHA</text:p>
          </table:table-cell>
          <table:covered-table-cell table:style-name="ce44"/>
          <table:table-cell table:style-name="ce55" office:value-type="string" calcext:value-type="string">
            <text:p>PROVEEDOR / CLIENTE</text:p>
          </table:table-cell>
          <table:table-cell table:style-name="ce55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5"/>
          <table:table-cell table:number-columns-repeated="16371"/>
        </table:table-row>
        <table:table-row table:style-name="ro3">
          <table:table-cell table:style-name="ce38"/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55" office:value-type="string" calcext:value-type="string">
            <text:p>Nº FACTURA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 table:style-name="ce38"/>
          <table:table-cell table:style-name="ce45" office:value-type="string" calcext:value-type="string">
            <text:p>01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ce101"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 table:style-name="ce38"/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02</text:p>
          </table:table-cell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101" table:formula="of:=216+546" office:value-type="float" office:value="762" calcext:value-type="float">
            <text:p>762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 table:style-name="ce38"/>
          <table:table-cell table:style-name="ce46" office:value-type="string" calcext:value-type="string">
            <text:p>12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310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200*1.2" office:value-type="float" office:value="240" calcext:value-type="float">
            <text:p>240,00 <text:s text:c="2"/></text:p>
          </table:table-cell>
          <table:table-cell table:style-name="ce60" office:value-type="float" office:value="100" calcext:value-type="float">
            <text:p>1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100*0.72" office:value-type="float" office:value="72" calcext:value-type="float">
            <text:p>72,00 <text:s text:c="2"/></text:p>
          </table:table-cell>
          <table:table-cell table:number-columns-repeated="16371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101" table:formula="of:=72+546" office:value-type="float" office:value="618" calcext:value-type="float">
            <text:p>618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GAM360</text:p>
          </table:table-cell>
          <table:table-cell table:style-name="ce60"/>
          <table:table-cell table:style-name="ce62" table:number-columns-repeated="2"/>
          <table:table-cell table:style-name="ce60" office:value-type="float" office:value="100" calcext:value-type="float">
            <text:p>1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1.2*100" office:value-type="float" office:value="120" calcext:value-type="float">
            <text:p>12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0.78*300" office:value-type="float" office:value="234" calcext:value-type="float">
            <text:p>234,00 <text:s text:c="2"/></text:p>
          </table:table-cell>
          <table:table-cell table:style-name="ce101" office:value-type="float" office:value="234" calcext:value-type="float">
            <text:p>23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 office:value-type="float" office:value="400" calcext:value-type="float">
            <text:p>4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400*1.2" office:value-type="float" office:value="480" calcext:value-type="float">
            <text:p>480,00 <text:s text:c="2"/></text:p>
          </table:table-cell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22</text:p>
          </table:table-cell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0.78*300" office:value-type="float" office:value="234" calcext:value-type="float">
            <text:p>23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101" table:formula="of:=1650+234" office:value-type="float" office:value="1884" calcext:value-type="float">
            <text:p>188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/>
          <table:table-cell table:style-name="ce100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6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0.78*300" office:value-type="float" office:value="234" calcext:value-type="float">
            <text:p>23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234+1650+730" office:value-type="float" office:value="2614" calcext:value-type="float">
            <text:p>261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3" calcext:value-type="float">
            <text:p>1,23 <text:s text:c="2"/></text:p>
          </table:table-cell>
          <table:table-cell table:style-name="ce62" table:formula="of:=1.23*500" office:value-type="float" office:value="615" calcext:value-type="float">
            <text:p>615,00 <text:s text:c="2"/></text:p>
          </table:table-cell>
          <table:table-cell table:style-name="ce60" office:value-type="float" office:value="2000" calcext:value-type="float">
            <text:p>20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000*0.75" office:value-type="float" office:value="1500" calcext:value-type="float">
            <text:p>1.50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1500+730" office:value-type="float" office:value="2230" calcext:value-type="float">
            <text:p>2230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MCE490</text:p>
          </table:table-cell>
          <table:table-cell table:style-name="ce60"/>
          <table:table-cell table:style-name="ce62" table:number-columns-repeated="2"/>
          <table:table-cell table:style-name="ce60" office:value-type="float" office:value="1500" calcext:value-type="float">
            <text:p>1500</text:p>
          </table:table-cell>
          <table:table-cell table:style-name="ce62" office:value-type="float" office:value="1.17" calcext:value-type="float">
            <text:p>1,17 <text:s text:c="2"/></text:p>
          </table:table-cell>
          <table:table-cell table:style-name="ce62" table:formula="of:=1500*1.17" office:value-type="float" office:value="1755" calcext:value-type="float">
            <text:p>1.755,00 <text:s text:c="2"/></text:p>
          </table:table-cell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500*0.75" office:value-type="float" office:value="375" calcext:value-type="float">
            <text:p>37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375+730" office:value-type="float" office:value="1105" calcext:value-type="float">
            <text:p>1105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95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500*0.75" office:value-type="float" office:value="375" calcext:value-type="float">
            <text:p>37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number-columns-repeated="16371"/>
        </table:table-row>
        <table:table-row table:style-name="ro6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101" table:formula="of:=375+730+780" office:value-type="float" office:value="1885" calcext:value-type="float">
            <text:p>1885</text:p>
          </table:table-cell>
          <table:table-cell table:number-columns-repeated="16370"/>
        </table:table-row>
        <table:table-row table:style-name="ro1">
          <table:table-cell/>
          <table:table-cell table:style-name="ce47" table:number-columns-repeated="2"/>
          <table:table-cell table:style-name="ce57"/>
          <table:table-cell table:style-name="ce61"/>
          <table:table-cell table:style-name="ce63"/>
          <table:table-cell table:style-name="ce62"/>
          <table:table-cell table:style-name="ce61"/>
          <table:table-cell table:style-name="ce63"/>
          <table:table-cell table:style-name="ce62"/>
          <table:table-cell table:style-name="ce61"/>
          <table:table-cell table:style-name="ce63"/>
          <table:table-cell table:style-name="ce62"/>
          <table:table-cell table:number-columns-repeated="16371"/>
        </table:table-row>
        <table:table-row table:style-name="ro5" table:number-rows-repeated="1048530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FIFO.$A$1" table:cell-range-address="$FIFO.$A$15:.$P$69" table:range-usable-as="print-range"/>
        </table:named-expressions>
      </table:table>
      <table:table table:name="LIFO" table:style-name="ta2" table:print-ranges="LIFO.A15:LIFO.P68">
        <office:forms form:automatic-focus="false" form:apply-design-mode="false"/>
        <table:table-column table:style-name="co1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5" table:default-cell-style-name="ce37"/>
        <table:table-column table:style-name="co9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1" table:number-columns-repeated="16371" table:default-cell-style-name="ce37"/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1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49"/>
          <table:covered-table-cell table:style-name="ce65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 table:number-columns-repeated="10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2" office:value-type="string" calcext:value-type="string">
            <text:p>Empresa:</text:p>
          </table:table-cell>
          <table:table-cell table:style-name="ce58" office:value-type="string" calcext:value-type="string">
            <text:p>VIRGEN DEL CARMEN S.A.</text:p>
          </table:table-cell>
          <table:table-cell table:style-name="ce50" table:number-columns-repeated="3"/>
          <table:table-cell table:style-name="ce52" office:value-type="string" calcext:value-type="string">
            <text:p>Criterio:</text:p>
          </table:table-cell>
          <table:table-cell table:style-name="ce58"/>
          <table:table-cell table:style-name="ce50" table:number-columns-repeated="2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Mercancía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lazo de entrega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Referencia:</text:p>
          </table:table-cell>
          <table:table-cell table:style-name="ce59"/>
          <table:table-cell table:style-name="ce53" table:number-columns-repeated="2"/>
          <table:table-cell table:style-name="ce54"/>
          <table:table-cell table:style-name="ce53" office:value-type="string" calcext:value-type="string">
            <text:p>Stock de seguridad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Proveedor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unto de pedido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4" office:value-type="string" calcext:value-type="string" table:number-columns-spanned="2" table:number-rows-spanned="1">
            <text:p>FECHA</text:p>
          </table:table-cell>
          <table:covered-table-cell table:style-name="ce44"/>
          <table:table-cell table:style-name="ce55" office:value-type="string" calcext:value-type="string">
            <text:p>PROVEEDOR / CLIENTE</text:p>
          </table:table-cell>
          <table:table-cell table:style-name="ce55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5"/>
          <table:table-cell table:number-columns-repeated="16371"/>
        </table:table-row>
        <table:table-row table:style-name="ro3">
          <table:table-cell/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55" office:value-type="string" calcext:value-type="string">
            <text:p>Nº FACTURA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45" office:value-type="string" calcext:value-type="string">
            <text:p>01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ce101"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02</text:p>
          </table:table-cell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101" table:formula="of:=216+546" office:value-type="float" office:value="762" calcext:value-type="float">
            <text:p>762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12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310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200*1.2" office:value-type="float" office:value="240" calcext:value-type="float">
            <text:p>24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500*0.78" office:value-type="float" office:value="390" calcext:value-type="float">
            <text:p>390,00 <text:s text:c="2"/></text:p>
          </table:table-cell>
          <table:table-cell table:style-name="ce101" table:formula="of:=216+390" office:value-type="float" office:value="606" calcext:value-type="float">
            <text:p>60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GAM360</text:p>
          </table:table-cell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1.2*500" office:value-type="float" office:value="600" calcext:value-type="float">
            <text:p>60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style-name="ce101"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22</text:p>
          </table:table-cell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101" table:formula="of:=144+1650" office:value-type="float" office:value="1794" calcext:value-type="float">
            <text:p>1794</text:p>
          </table:table-cell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6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144+1650+730" office:value-type="float" office:value="2524" calcext:value-type="float">
            <text:p>252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3" calcext:value-type="float">
            <text:p>1,23 <text:s text:c="2"/></text:p>
          </table:table-cell>
          <table:table-cell table:style-name="ce62" table:formula="of:=1.23*500" office:value-type="float" office:value="615" calcext:value-type="float">
            <text:p>615,00 <text:s text:c="2"/></text:p>
          </table:table-cell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500" office:value-type="float" office:value="365" calcext:value-type="float">
            <text:p>365,00 <text:s text:c="2"/></text:p>
          </table:table-cell>
          <table:table-cell table:style-name="ce101" table:formula="of:=144+1650+365" office:value-type="float" office:value="2159" calcext:value-type="float">
            <text:p>2159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MCE490</text:p>
          </table:table-cell>
          <table:table-cell table:style-name="ce60"/>
          <table:table-cell table:style-name="ce62" table:number-columns-repeated="2"/>
          <table:table-cell table:style-name="ce60" office:value-type="float" office:value="1500" calcext:value-type="float">
            <text:p>1500</text:p>
          </table:table-cell>
          <table:table-cell table:style-name="ce62" office:value-type="float" office:value="1.17" calcext:value-type="float">
            <text:p>1,17 <text:s text:c="2"/></text:p>
          </table:table-cell>
          <table:table-cell table:style-name="ce62" table:formula="of:=1500*1.17" office:value-type="float" office:value="1755" calcext:value-type="float">
            <text:p>1.755,00 <text:s text:c="2"/></text:p>
          </table:table-cell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200" calcext:value-type="float">
            <text:p>1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1200*0.75" office:value-type="float" office:value="900" calcext:value-type="float">
            <text:p>900,00 <text:s text:c="2"/></text:p>
          </table:table-cell>
          <table:table-cell table:style-name="ce101" table:formula="of:=144+900" office:value-type="float" office:value="1044" calcext:value-type="float">
            <text:p>1044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95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200*0.72" office:value-type="float" office:value="144" calcext:value-type="float">
            <text:p>144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200" calcext:value-type="float">
            <text:p>1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1200*0.75" office:value-type="float" office:value="900" calcext:value-type="float">
            <text:p>90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7" table:number-columns-repeated="2"/>
          <table:table-cell table:style-name="ce57"/>
          <table:table-cell table:style-name="ce61"/>
          <table:table-cell table:style-name="ce63"/>
          <table:table-cell table:style-name="ce62"/>
          <table:table-cell table:style-name="ce61"/>
          <table:table-cell table:style-name="ce63"/>
          <table:table-cell table:style-name="ce6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101" table:formula="of:=144+900+780" office:value-type="float" office:value="1824" calcext:value-type="float">
            <text:p>1824</text:p>
          </table:table-cell>
          <table:table-cell table:number-columns-repeated="16370"/>
        </table:table-row>
        <table:table-row table:style-name="ro5" table:number-rows-repeated="1048531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FIFO.$A$1" table:cell-range-address="$LIFO.$A$15:.$P$68" table:range-usable-as="print-range"/>
        </table:named-expressions>
      </table:table>
      <table:table table:name="PMP" table:style-name="ta3" table:print-ranges="PMP.A15:PMP.P65">
        <office:forms form:automatic-focus="false" form:apply-design-mode="false"/>
        <table:table-column table:style-name="co1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5" table:default-cell-style-name="ce37"/>
        <table:table-column table:style-name="co9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1" table:number-columns-repeated="16371" table:default-cell-style-name="ce37"/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1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49"/>
          <table:covered-table-cell table:style-name="ce65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 table:number-columns-repeated="10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2" office:value-type="string" calcext:value-type="string">
            <text:p>Empresa:</text:p>
          </table:table-cell>
          <table:table-cell table:style-name="ce58" office:value-type="string" calcext:value-type="string">
            <text:p>VIRGEN DEL CARMEN S.A.</text:p>
          </table:table-cell>
          <table:table-cell table:style-name="ce50" table:number-columns-repeated="3"/>
          <table:table-cell table:style-name="ce52" office:value-type="string" calcext:value-type="string">
            <text:p>Criterio:</text:p>
          </table:table-cell>
          <table:table-cell table:style-name="ce58"/>
          <table:table-cell table:style-name="ce50" table:number-columns-repeated="2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Mercancía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lazo de entrega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Referencia:</text:p>
          </table:table-cell>
          <table:table-cell table:style-name="ce59"/>
          <table:table-cell table:style-name="ce53" table:number-columns-repeated="2"/>
          <table:table-cell table:style-name="ce54"/>
          <table:table-cell table:style-name="ce53" office:value-type="string" calcext:value-type="string">
            <text:p>Stock de seguridad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Proveedor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unto de pedido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4" office:value-type="string" calcext:value-type="string" table:number-columns-spanned="2" table:number-rows-spanned="1">
            <text:p>FECHA</text:p>
          </table:table-cell>
          <table:covered-table-cell table:style-name="ce44"/>
          <table:table-cell table:style-name="ce55" office:value-type="string" calcext:value-type="string">
            <text:p>PROVEEDOR / CLIENTE</text:p>
          </table:table-cell>
          <table:table-cell table:style-name="ce55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5"/>
          <table:table-cell table:number-columns-repeated="16371"/>
        </table:table-row>
        <table:table-row table:style-name="ro3">
          <table:table-cell/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55" office:value-type="string" calcext:value-type="string">
            <text:p>Nº FACTURA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45" office:value-type="string" calcext:value-type="string">
            <text:p>01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Good"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02</text:p>
          </table:table-cell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60"/>
          <table:table-cell table:style-name="ce62" table:number-columns-repeated="2"/>
          <table:table-cell table:style-name="ce60" table:formula="of:=700+300" office:value-type="float" office:value="1000" calcext:value-type="float">
            <text:p>1000</text:p>
          </table:table-cell>
          <table:table-cell table:style-name="ce62" table:formula="of:=(700*0.78 + 300 * 0.72) / 1000" office:value-type="float" office:value="0.762" calcext:value-type="float">
            <text:p>0,76 <text:s text:c="2"/></text:p>
          </table:table-cell>
          <table:table-cell table:style-name="ce62" table:formula="of:=(700*0.78 + 300 * 0.72)" office:value-type="float" office:value="762" calcext:value-type="float">
            <text:p>762,00 <text:s text:c="2"/></text:p>
          </table:table-cell>
          <table:table-cell table:style-name="ce101" office:value-type="float" office:value="762" calcext:value-type="float">
            <text:p>762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12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310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200*1.2" office:value-type="float" office:value="240" calcext:value-type="float">
            <text:p>240,00 <text:s text:c="2"/></text:p>
          </table:table-cell>
          <table:table-cell table:style-name="ce60" office:value-type="float" office:value="800" calcext:value-type="float">
            <text:p>800</text:p>
          </table:table-cell>
          <table:table-cell table:style-name="ce62" table:formula="of:=(700*0.78 + 300 * 0.72) / 1000" office:value-type="float" office:value="0.762" calcext:value-type="float">
            <text:p>0,76 <text:s text:c="2"/></text:p>
          </table:table-cell>
          <table:table-cell table:style-name="ce62" table:formula="of:=0.76 * 800" office:value-type="float" office:value="608" calcext:value-type="float">
            <text:p>608,00 <text:s text:c="2"/></text:p>
          </table:table-cell>
          <table:table-cell table:style-name="ce101" office:value-type="float" office:value="608" calcext:value-type="float">
            <text:p>608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GAM360</text:p>
          </table:table-cell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1.2*500" office:value-type="float" office:value="600" calcext:value-type="float">
            <text:p>60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table:formula="of:=0.76" office:value-type="float" office:value="0.76" calcext:value-type="float">
            <text:p>0,76 <text:s text:c="2"/></text:p>
          </table:table-cell>
          <table:table-cell table:style-name="ce62" table:formula="of:=0.76*300" office:value-type="float" office:value="228" calcext:value-type="float">
            <text:p>228,00 <text:s text:c="2"/></text:p>
          </table:table-cell>
          <table:table-cell table:style-name="ce101" office:value-type="float" office:value="228" calcext:value-type="float">
            <text:p>228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22</text:p>
          </table:table-cell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2500" calcext:value-type="float">
            <text:p>2500</text:p>
          </table:table-cell>
          <table:table-cell table:style-name="ce62" table:formula="of:=(300*0.76 + 2200 * 0.75) / 2500" office:value-type="float" office:value="0.7512" calcext:value-type="float">
            <text:p>0,75 <text:s text:c="2"/></text:p>
          </table:table-cell>
          <table:table-cell table:style-name="ce62" table:formula="of:=(300*0.76 + 2200 * 0.75)" office:value-type="float" office:value="1878" calcext:value-type="float">
            <text:p>1.878,00 <text:s text:c="2"/></text:p>
          </table:table-cell>
          <table:table-cell table:style-name="ce101" office:value-type="float" office:value="1878" calcext:value-type="float">
            <text:p>1878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6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500" calcext:value-type="float">
            <text:p>3500</text:p>
          </table:table-cell>
          <table:table-cell table:style-name="ce62" table:formula="of:=(2500*0.75 + 1000*0.73) / 3500" office:value-type="float" office:value="0.744285714285714" calcext:value-type="float">
            <text:p>0,74 <text:s text:c="2"/></text:p>
          </table:table-cell>
          <table:table-cell table:style-name="ce62" table:formula="of:=(2500*0.75 + 1000*0.73)" office:value-type="float" office:value="2605" calcext:value-type="float">
            <text:p>2.605,00 <text:s text:c="2"/></text:p>
          </table:table-cell>
          <table:table-cell table:style-name="ce101" office:value-type="float" office:value="2605" calcext:value-type="float">
            <text:p>2605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3" calcext:value-type="float">
            <text:p>1,23 <text:s text:c="2"/></text:p>
          </table:table-cell>
          <table:table-cell table:style-name="ce62" table:formula="of:=1.23*500" office:value-type="float" office:value="615" calcext:value-type="float">
            <text:p>615,00 <text:s text:c="2"/></text:p>
          </table:table-cell>
          <table:table-cell table:style-name="ce60" office:value-type="float" office:value="3000" calcext:value-type="float">
            <text:p>3000</text:p>
          </table:table-cell>
          <table:table-cell table:style-name="ce62" office:value-type="float" office:value="0.74" calcext:value-type="float">
            <text:p>0,74 <text:s text:c="2"/></text:p>
          </table:table-cell>
          <table:table-cell table:style-name="ce62" table:formula="of:=0.74*3000" office:value-type="float" office:value="2220" calcext:value-type="float">
            <text:p>2.220,00 <text:s text:c="2"/></text:p>
          </table:table-cell>
          <table:table-cell table:style-name="ce101" office:value-type="float" office:value="2220" calcext:value-type="float">
            <text:p>2220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/>
          <table:table-cell table:style-name="ce100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MCE490</text:p>
          </table:table-cell>
          <table:table-cell table:style-name="ce60"/>
          <table:table-cell table:style-name="ce62" table:number-columns-repeated="2"/>
          <table:table-cell table:style-name="ce60" office:value-type="float" office:value="1500" calcext:value-type="float">
            <text:p>1500</text:p>
          </table:table-cell>
          <table:table-cell table:style-name="ce62" office:value-type="float" office:value="1.17" calcext:value-type="float">
            <text:p>1,17 <text:s text:c="2"/></text:p>
          </table:table-cell>
          <table:table-cell table:style-name="ce62" table:formula="of:=1500*1.17" office:value-type="float" office:value="1755" calcext:value-type="float">
            <text:p>1.755,00 <text:s text:c="2"/></text:p>
          </table:table-cell>
          <table:table-cell table:style-name="ce60" office:value-type="float" office:value="1500" calcext:value-type="float">
            <text:p>1500</text:p>
          </table:table-cell>
          <table:table-cell table:style-name="ce62" office:value-type="float" office:value="0.74" calcext:value-type="float">
            <text:p>0,74 <text:s text:c="2"/></text:p>
          </table:table-cell>
          <table:table-cell table:style-name="ce62" table:formula="of:=1500*0.74" office:value-type="float" office:value="1110" calcext:value-type="float">
            <text:p>1.110,00 <text:s text:c="2"/></text:p>
          </table:table-cell>
          <table:table-cell table:style-name="ce101" office:value-type="float" office:value="1110" calcext:value-type="float">
            <text:p>1110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95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2500" calcext:value-type="float">
            <text:p>2500</text:p>
          </table:table-cell>
          <table:table-cell table:style-name="ce62" table:formula="of:=(1500*0.74 + 1000 * 0.78) / 2500" office:value-type="float" office:value="0.756" calcext:value-type="float">
            <text:p>0,76 <text:s text:c="2"/></text:p>
          </table:table-cell>
          <table:table-cell table:style-name="ce62" table:formula="of:=(1500*0.74 + 1000 * 0.78)" office:value-type="float" office:value="1890" calcext:value-type="float">
            <text:p>1.890,00 <text:s text:c="2"/></text:p>
          </table:table-cell>
          <table:table-cell table:style-name="ce101" office:value-type="float" office:value="1890" calcext:value-type="float">
            <text:p>1890</text:p>
          </table:table-cell>
          <table:table-cell table:number-columns-repeated="1637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6371"/>
        </table:table-row>
        <table:table-row table:style-name="ro5" table:number-rows-repeated="104853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FIFO.$A$1" table:cell-range-address="$PMP.$A$15:.$P$65" table:range-usable-as="print-range"/>
        </table:named-expressions>
      </table:table>
      <table:table table:name="HIFO" table:style-name="ta4" table:print-ranges="HIFO.A15:HIFO.P70">
        <office:forms form:automatic-focus="false" form:apply-design-mode="false"/>
        <table:table-column table:style-name="co12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5" table:default-cell-style-name="ce37"/>
        <table:table-column table:style-name="co9" table:default-cell-style-name="ce37"/>
        <table:table-column table:style-name="co7" table:default-cell-style-name="ce37"/>
        <table:table-column table:style-name="co10" table:default-cell-style-name="ce37"/>
        <table:table-column table:style-name="co9" table:default-cell-style-name="ce37"/>
        <table:table-column table:style-name="co11" table:number-columns-repeated="16371" table:default-cell-style-name="ce37"/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1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49"/>
          <table:covered-table-cell table:style-name="ce65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 table:number-columns-repeated="10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2" office:value-type="string" calcext:value-type="string">
            <text:p>Empresa:</text:p>
          </table:table-cell>
          <table:table-cell table:style-name="ce58" office:value-type="string" calcext:value-type="string">
            <text:p>VIRGEN DEL CARMEN S.A.</text:p>
          </table:table-cell>
          <table:table-cell table:style-name="ce50" table:number-columns-repeated="3"/>
          <table:table-cell table:style-name="ce52" office:value-type="string" calcext:value-type="string">
            <text:p>Criterio:</text:p>
          </table:table-cell>
          <table:table-cell table:style-name="ce58"/>
          <table:table-cell table:style-name="ce50" table:number-columns-repeated="2"/>
          <table:table-cell table:style-name="ce73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/>
          <table:table-cell table:style-name="ce39" table:number-columns-repeated="12"/>
          <table:table-cell table:number-columns-repeated="16371"/>
        </table:table-row>
        <table:table-row table:style-name="ro1">
          <table:table-cell/>
          <table:table-cell table:style-name="ce40"/>
          <table:table-cell table:style-name="ce48" table:number-columns-repeated="10"/>
          <table:table-cell table:style-name="ce64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Mercancía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lazo de entrega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Referencia:</text:p>
          </table:table-cell>
          <table:table-cell table:style-name="ce59"/>
          <table:table-cell table:style-name="ce53" table:number-columns-repeated="2"/>
          <table:table-cell table:style-name="ce54"/>
          <table:table-cell table:style-name="ce53" office:value-type="string" calcext:value-type="string">
            <text:p>Stock de seguridad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4" table:number-columns-repeated="9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2"/>
          <table:table-cell table:style-name="ce50"/>
          <table:table-cell table:style-name="ce53" office:value-type="string" calcext:value-type="string">
            <text:p>Proveedor:</text:p>
          </table:table-cell>
          <table:table-cell table:style-name="ce53" table:number-columns-repeated="3"/>
          <table:table-cell table:style-name="ce54"/>
          <table:table-cell table:style-name="ce53" office:value-type="string" calcext:value-type="string">
            <text:p>Punto de pedido:</text:p>
          </table:table-cell>
          <table:table-cell table:style-name="ce54"/>
          <table:table-cell table:style-name="ce53" office:value-type="string" calcext:value-type="string">
            <text:p>_______________________</text:p>
          </table:table-cell>
          <table:table-cell table:style-name="ce53"/>
          <table:table-cell table:style-name="ce99"/>
          <table:table-cell table:number-columns-repeated="16371"/>
        </table:table-row>
        <table:table-row table:style-name="ro1">
          <table:table-cell/>
          <table:table-cell table:style-name="ce43"/>
          <table:table-cell table:style-name="ce51" table:number-columns-repeated="10"/>
          <table:table-cell table:style-name="ce84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4" office:value-type="string" calcext:value-type="string" table:number-columns-spanned="2" table:number-rows-spanned="1">
            <text:p>FECHA</text:p>
          </table:table-cell>
          <table:covered-table-cell table:style-name="ce44"/>
          <table:table-cell table:style-name="ce55" office:value-type="string" calcext:value-type="string">
            <text:p>PROVEEDOR / CLIENTE</text:p>
          </table:table-cell>
          <table:table-cell table:style-name="ce55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55"/>
          <table:table-cell table:number-columns-repeated="16371"/>
        </table:table-row>
        <table:table-row table:style-name="ro3">
          <table:table-cell/>
          <table:table-cell table:style-name="ce44" office:value-type="string" calcext:value-type="string">
            <text:p>DÍA</text:p>
          </table:table-cell>
          <table:table-cell table:style-name="ce44" office:value-type="string" calcext:value-type="string">
            <text:p>MES</text:p>
          </table:table-cell>
          <table:table-cell table:style-name="ce55" office:value-type="string" calcext:value-type="string">
            <text:p>Nº FACTURA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style-name="ce55" office:value-type="string" calcext:value-type="string">
            <text:p>Nº UNIDADES</text:p>
          </table:table-cell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45" office:value-type="string" calcext:value-type="string">
            <text:p>01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ce101"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02</text:p>
          </table:table-cell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700" calcext:value-type="float">
            <text:p>7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700*0.78" office:value-type="float" office:value="546" calcext:value-type="float">
            <text:p>546,00 <text:s text:c="2"/></text:p>
          </table:table-cell>
          <table:table-cell table:style-name="ce101" table:formula="of:=216+546" office:value-type="float" office:value="762" calcext:value-type="float">
            <text:p>762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 table:style-name="ce38"/>
          <table:table-cell table:style-name="ce46" office:value-type="string" calcext:value-type="string">
            <text:p>12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310</text:p>
          </table:table-cell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200*1.2" office:value-type="float" office:value="240" calcext:value-type="float">
            <text:p>24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500*0.78" office:value-type="float" office:value="390" calcext:value-type="float">
            <text:p>390,00 <text:s text:c="2"/></text:p>
          </table:table-cell>
          <table:table-cell table:style-name="ce101" table:formula="of:=216+390" office:value-type="float" office:value="606" calcext:value-type="float">
            <text:p>606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 table:style-name="ce38"/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GAM360</text:p>
          </table:table-cell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" calcext:value-type="float">
            <text:p>1,20 <text:s text:c="2"/></text:p>
          </table:table-cell>
          <table:table-cell table:style-name="ce62" table:formula="of:=1.2*500" office:value-type="float" office:value="600" calcext:value-type="float">
            <text:p>600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style-name="ce101"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 table:style-name="ce38"/>
          <table:table-cell table:style-name="ce46" office:value-type="string" calcext:value-type="string">
            <text:p>2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22</text:p>
          </table:table-cell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 table:style-name="ce38"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style-name="ce101" table:formula="of:=216+1650" office:value-type="float" office:value="1866" calcext:value-type="float">
            <text:p>186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6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200" calcext:value-type="float">
            <text:p>2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200*0.75" office:value-type="float" office:value="1650" calcext:value-type="float">
            <text:p>1.6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216+1650+730" office:value-type="float" office:value="2596" calcext:value-type="float">
            <text:p>259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6" office:value-type="string" calcext:value-type="string">
            <text:p>01</text:p>
          </table:table-cell>
          <table:table-cell table:style-name="ce56"/>
          <table:table-cell table:style-name="ce60"/>
          <table:table-cell table:style-name="ce62" table:number-columns-repeated="2"/>
          <table:table-cell table:style-name="ce60" office:value-type="float" office:value="500" calcext:value-type="float">
            <text:p>500</text:p>
          </table:table-cell>
          <table:table-cell table:style-name="ce62" office:value-type="float" office:value="1.23" calcext:value-type="float">
            <text:p>1,23 <text:s text:c="2"/></text:p>
          </table:table-cell>
          <table:table-cell table:style-name="ce62" table:formula="of:=1.23*500" office:value-type="float" office:value="615" calcext:value-type="float">
            <text:p>615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700" calcext:value-type="float">
            <text:p>17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1700*0.75" office:value-type="float" office:value="1275" calcext:value-type="float">
            <text:p>1.27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216+1275+730" office:value-type="float" office:value="2221" calcext:value-type="float">
            <text:p>2221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MCE490</text:p>
          </table:table-cell>
          <table:table-cell table:style-name="ce60"/>
          <table:table-cell table:style-name="ce62" table:number-columns-repeated="2"/>
          <table:table-cell table:style-name="ce60" office:value-type="float" office:value="1500" calcext:value-type="float">
            <text:p>1500</text:p>
          </table:table-cell>
          <table:table-cell table:style-name="ce62" office:value-type="float" office:value="1.17" calcext:value-type="float">
            <text:p>1,17 <text:s text:c="2"/></text:p>
          </table:table-cell>
          <table:table-cell table:style-name="ce62" table:formula="of:=1500*1.17" office:value-type="float" office:value="1755" calcext:value-type="float">
            <text:p>1.755,00 <text:s text:c="2"/></text:p>
          </table:table-cell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00*0.75" office:value-type="float" office:value="150" calcext:value-type="float">
            <text:p>1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style-name="ce101" table:formula="of:=216+150+730" office:value-type="float" office:value="1096" calcext:value-type="float">
            <text:p>1096</text:p>
          </table:table-cell>
          <table:table-cell table:number-columns-repeated="16370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01</text:p>
          </table:table-cell>
          <table:table-cell table:style-name="ce56" office:value-type="string" calcext:value-type="string">
            <text:p>FRCOV295</text:p>
          </table:table-cell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60"/>
          <table:table-cell table:style-name="ce62" table:number-columns-repeated="2"/>
          <table:table-cell table:style-name="ce60" office:value-type="float" office:value="300" calcext:value-type="float">
            <text:p>300</text:p>
          </table:table-cell>
          <table:table-cell table:style-name="ce62" office:value-type="float" office:value="0.72" calcext:value-type="float">
            <text:p>0,72 <text:s text:c="2"/></text:p>
          </table:table-cell>
          <table:table-cell table:style-name="ce62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200" calcext:value-type="float">
            <text:p>200</text:p>
          </table:table-cell>
          <table:table-cell table:style-name="ce62" office:value-type="float" office:value="0.75" calcext:value-type="float">
            <text:p>0,75 <text:s text:c="2"/></text:p>
          </table:table-cell>
          <table:table-cell table:style-name="ce62" table:formula="of:=200*0.75" office:value-type="float" office:value="150" calcext:value-type="float">
            <text:p>15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3" calcext:value-type="float">
            <text:p>0,73 <text:s text:c="2"/></text:p>
          </table:table-cell>
          <table:table-cell table:style-name="ce62" table:formula="of:=0.73*1000" office:value-type="float" office:value="730" calcext:value-type="float">
            <text:p>730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46" table:number-columns-repeated="2"/>
          <table:table-cell table:style-name="ce56"/>
          <table:table-cell table:style-name="ce60"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60" office:value-type="float" office:value="1000" calcext:value-type="float">
            <text:p>1000</text:p>
          </table:table-cell>
          <table:table-cell table:style-name="ce62" office:value-type="float" office:value="0.78" calcext:value-type="float">
            <text:p>0,78 <text:s text:c="2"/></text:p>
          </table:table-cell>
          <table:table-cell table:style-name="ce62" table:formula="of:=1000*0.78" office:value-type="float" office:value="780" calcext:value-type="float">
            <text:p>780,00 <text:s text:c="2"/></text:p>
          </table:table-cell>
          <table:table-cell table:style-name="ce101" table:formula="of:=216+150+730+780" office:value-type="float" office:value="1876" calcext:value-type="float">
            <text:p>1876</text:p>
          </table:table-cell>
          <table:table-cell table:number-columns-repeated="16370"/>
        </table:table-row>
        <table:table-row table:style-name="ro5" table:number-rows-repeated="1048529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FIFO.$A$1" table:cell-range-address="$HIFO.$A$15:.$P$7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">
      <number:number number:decimal-places="2" number:min-decimal-places="2" number:min-integer-digits="1" number:grouping="true"/>
      <number:text loext:blank-width-char="€1">   </number:text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0:49:28.4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IFO" style:display-name="PageStyle_H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P" style:display-name="PageStyle_P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FO" style:display-name="PageStyle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FO" style:display-name="PageStyle_L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jo</meta:initial-creator>
    <meta:creation-date>2023-10-16T07:18:43</meta:creation-date>
    <dc:date>2024-10-10T10:56:01.255000000</dc:date>
    <meta:generator>LibreOffice/24.8.1.2$Windows_X86_64 LibreOffice_project/87fa9aec1a63e70835390b81c40bb8993f1d4ff6</meta:generator>
    <meta:editing-duration>PT1H16M10S</meta:editing-duration>
    <meta:editing-cycles>9</meta:editing-cycles>
    <meta:document-statistic meta:table-count="4" meta:cell-count="558" meta:object-count="0"/>
    <meta:user-defined meta:name="AppVersion">16.0300</meta:user-defined>
  </office:meta>
</office:document-meta>
</file>